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left="0in" fo:margin-right="0in" fo:text-indent="0.5in" style:auto-text-indent="false"/>
      <style:text-properties fo:language="en" fo:country="US"/>
    </style:style>
    <style:style style:name="P2" style:family="paragraph" style:parent-style-name="Standard">
      <style:paragraph-properties fo:margin-left="0in" fo:margin-right="0in" fo:text-align="justify" style:justify-single-word="false" fo:text-indent="0.5in" style:auto-text-indent="false"/>
    </style:style>
    <style:style style:name="P3"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4" style:family="paragraph" style:parent-style-name="Standard">
      <style:paragraph-properties fo:margin-left="0.5in" fo:margin-right="0in" fo:text-align="justify" style:justify-single-word="false" fo:text-indent="0in" style:auto-text-indent="false"/>
    </style:style>
    <style:style style:name="P5"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style:font-name="Wingdings" fo:language="en" fo:country="US" style:font-name-asian="Wingdings" style:font-name-complex="Wingdings"/>
    </style:style>
    <style:style style:name="T9" style:family="text">
      <style:text-properties style:font-name-asian="Wingdings" style:font-name-complex="Wingding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стратегия выживания в мутной интернет-воде</text:h>
      <text:p text:style-name="Standard">крис касперски ака мыщъх, <text:span text:style-name="T1">no-email /* </text:span>мыло _не_ публиковать! <text:span text:style-name="T1">*/</text:span></text:p>
      <text:p text:style-name="P1"/>
      <text:p text:style-name="P4"><text:span text:style-name="T5">число хакерских атак все растет, количество </text:span><text:span text:style-name="T2">exploit'</text:span><text:span text:style-name="T5">ов и других боевых утилит </text:span><text:span text:style-name="T2">ready-to-use </text:span><text:span text:style-name="T5">увеличивается в геометрической прогрессии, а на компьютерах пользователей появляется все больше информации, представляющей интерес для похитителей и потому защищенной различными парольными системами. но насколько эти системы надежны? как защитить себя от хакеров? большинство статей на эту тему написаны людьми, никогда не взламывающих чужие системы и не имеющих никакого представления о методах действия хакеров, поэтому их советы носят чисто умозрительный характер. мыщъх, специализирующий своей хвост в этой узкой предметной области, делиться реальным опытом боевых атак, и дает действительно полезные рекомендации, превращающие ваш компьютер в непреступную крепость</text:span></text:p>
      <text:h text:style-name="Heading_20_2" text:outline-level="2">что имеем - не храним</text:h>
      <text:p text:style-name="P2">Большинство пользователей относятся к собственной безопасности прямо так скажем наплевательски относятся. "Я же не банк какой ни будь, чтобы меня атаковать! У меня на компьютере нет ничего интересного", но на самом деле это не так. Во-первых, помимо корыстного интереса существует такое явление как вандализм и количество хакеров-вандалов _очень_ велико. Во-вторых, хороший вор всегда найдет, что украсть.</text:p>
      <text:p text:style-name="P2">Протянув домашнюю локальную сеть с выходом в Интернет через <text:span text:style-name="T1">NAT</text:span> или <text:span text:style-name="T1">Proxy, </text:span>мы рискуем не только (и не сколько) данными, сколько семейным бюджетом. Большинство пользователей либо вообще не устанавливает пароль, либо оставляет его в состоянии по умолчанию. Это касается как <text:span text:style-name="T1">DSL </text:span>модемов со встроенным <text:span text:style-name="T1">NAT'</text:span>ом, беспроводных точек доступа, программных <text:span text:style-name="T1">Proxy </text:span>и т.<text:span text:style-name="T1"> </text:span>д. Хакер может использовать наш <text:span text:style-name="T1">Proxy/NAT </text:span>в двух целях — атаковать жертву чужими "руками" (т. е. в логах останется _наш_ <text:span text:style-name="T1">IP </text:span>и потом долго придется доказывать, что козлы не мы), а так же для выхода в Интернет на халяву. У большинства провайдеров локальный трафик либо совсем не тарифицируется, либо стоит смешных денег. Что делает хакер? Он использует наш <text:span text:style-name="T1">Proxy/NAT</text:span>, обращаясь через них к внешним узлам. Для него трафик будет локальным, а для нас — нет и мы крепко залатаем на бабки. Еще некоторые шутники могут переконфигурировать <text:span text:style-name="T1">DSL</text:span>-модем и сменить пароль. К счастью, большинство модемов имеют специальную кнопку для сброса пароля, так что большой угрозы от этого нет.</text:p>
      <text:p text:style-name="P2">Распространение платежных систем типа <text:span text:style-name="T1">WebMoney </text:span>и <text:span text:style-name="T1">PayPal </text:span>привело к появлению электронных кошельков, на которых под час лежат весьма внушительные суммы, причем протоколы аутентификации разрабатывались явно впопыхах и легко ломаются студентами-первокурсниками с минимальными навыками программирования.</text:p>
      <text:p text:style-name="P2">Так же не стоит забывать про почтовые ящики, аккаунты, зарегистрированные на разных сетевых ресурсах, пароли на <text:span text:style-name="T1">ICQ, Skype </text:span>и другие средства обмена информацией. Захват почтового ящика — не мелочь, а довольно неприятное, можно даже сказать пренеприятное событие, особенно если он использовался для конфиденциальной переписки.</text:p>
      <text:p text:style-name="P2">Но довольно разводить базар. Лучше поговорим о том, как действуют хакеры и как от них защищаться.</text:p>
      <text:h text:style-name="Heading_20_2" text:outline-level="2">карате против бокса</text:h>
      <text:p text:style-name="P2">Проникновение в систему методом перебора паролей уже давно отошло в мир иной. Даже в "Матрице" Троица атакует систему боевым <text:span text:style-name="T1">exploit'</text:span>ом, пробивающим защиту за несколько секунд! Большинство современных машин оснащено системами обнаружения вторжений — <text:span text:style-name="T1">Intruder Detection System </text:span>или, сокращенно <text:span text:style-name="T1">IDS</text:span>, автоматически распознающих атаку, после нескольких неудачных вводов пароля, но бессильных против <text:span text:style-name="T1">exploit'</text:span>ов и программ, запускаемых самим пользователем.</text:p>
      <text:p text:style-name="P2">Основной способ атаки — подсунуть жертве исполняемый файл с заманчивым названием (иногда замаскированный под графическое изображение, <text:span text:style-name="T1">flash-</text:span>ролик и т.д.), в надежде что она его запустит. Остальное, как говорится, дело техники. Попав на компьютер, программа устанавливает шпионский компонент, выносящий с компьютера всю необходимую информацию и незаметно передающий ее хакеру в обход персонального брандмауэра (если он вообще установлен). Правило номер один: <text:span text:style-name="T6">никогда не запускайте программ, которым не доверяете на 100%, скачивайте софт прямо из рук софтостроителей.</text:span></text:p>
      <text:p text:style-name="P2">А вот еще один способ атаки: хакер находит дыры в операционной системе или любом другом программном обеспечении и… тут же разрабатывает специальный боевой <text:span text:style-name="T1">exploit</text:span>. В некоторых случаях жертве достаточно просто кликнуть по ссылке, а в некоторых — вообще ничего не делать, только выйти в Интернет и предоставить свою задницу судьбе. Отсюда, правило номер два: <text:span text:style-name="T6">регулярно уста вливайте обновления на </text:span><text:span text:style-name="T3">хрюшу, а IE (</text:span><text:span text:style-name="T6">представляющий собой сплошную дыру), смените на Оперу или Горящего Лиса </text:span>(впрочем, обвальный рост дыр в Горящем Лисе делает его все менее и менее привлекательной альтернативной).</text:p>
      <text:p text:style-name="P2">Правило номер три: никогда не назначайте _одинаковые_ пароли на _разные_ ресурсы. Скажем, пароль на почтовый ящик передается в сети открытым текстом и может быть легко выловлен хакером. Тоже самое относится к паролям на прочие <text:span text:style-name="T1">web-</text:span>ресурсы. Если они совпадают с паролем на вход в систему или с паролем <text:span text:style-name="T1">Proxy/NAT, </text:span>то… задница от такого натиска хакеров разорвется напополам.</text:p>
      <text:p text:style-name="P2">А вот еще один, достаточно малоизвестный способ атаки. Щелкая по ссылкам, пришедшем в электронном письме, открытым через <text:span text:style-name="T1">web-</text:span>интерфейс, мы передаем удаленному узлу идентификатор текущей почтовой сессии и его владелец может войти в наш ящик даже без знания пароля!!! (<text:span text:style-name="T6">примечание</text:span><text:span text:style-name="T7">: к почтовым клиентами типа </text:span><text:span text:style-name="T4">The Bat </text:span><text:span text:style-name="T7">и </text:span><text:span text:style-name="T4">Outlook Express </text:span><text:span text:style-name="T7">это не относится</text:span>).</text:p>
      <text:h text:style-name="Heading_20_2" text:outline-level="2">заключение или общие рекомендации по выбору пароля</text:h>
      <text:p text:style-name="P2">Вот, наконец, мы добрались и до паролей. Ну что тут можно сказать? Пароль не должен быть короче 8<text:span text:style-name="T1">'</text:span>ми символов, причем желательно, чтобы он представлял собой комбинацию цифр, спецсимволов (типа "!,<text:span text:style-name="T1">#,$,%…") </text:span>и букв латинского алфавита. Словарные слова (даже русские слова набранные на латинской раскладке, например, <text:span text:style-name="T1">vtldtlm</text:span> <text:span text:style-name="T8"></text:span><text:span text:style-name="T9"> медведь) использовать слишком наивно. Хакеры знают об этом трюке и не хуже всех остальных. Так же, при выборе ответа на контрольный вопрос (задаваемый при утрате пароля) необходимо позаботиться, чтобы он не был легко предсказуемым узнаваемым (типа девичья фамилия матери, год рождения, любимое блюдо и т. д.).</text:span></text:p>
      <text:p text:style-name="P3">К сожалению, большинство криптосистем реализованы настолько криво, что снижают реальную стойкость пароля в десятки или даже сотни раз и самое противное, что рядовой пользователь ничего не может с этим поделать! Есть только один способ отличить "хорошее" устройство от "плохого" — туссоваться на хакерских формах, чтобы быть в курсе всех последних новостей. Ну… или заниматься хакерством самостоятельно.</text:p>
      <text:p text:style-name="P3"><text:span text:style-name="T5">Чтобы уметь постоять за себя, необходимо научиться драться!</text:span> Другого пути нет (вариант с наемом телохранителя не предлагат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4-03T13:16:00</dc:date>
    <meta:editing-cycles>35</meta:editing-cycles>
    <meta:editing-duration>PT1H5M</meta:editing-duration>
    <meta:document-statistic meta:table-count="0" meta:image-count="0" meta:object-count="0" meta:page-count="1" meta:paragraph-count="19" meta:word-count="918" meta:character-count="6583" meta:non-whitespace-character-count="5677"/>
    <meta:generator>LibreOffice/5.2.3.3$Linux_X86_64 LibreOffice_project/20m0$Build-3</meta:generator>
  </office:meta>
</office:document-meta>
</file>